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16E00000120C6E23E38.png"/>
  <manifest:file-entry manifest:media-type="image/png" manifest:full-path="Pictures/10000201000004FA000002A0EC9561D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39cm, 0cm, 0cm)" draw:image-opacity="100%" style:mirror="none"/>
    </style:style>
    <style:style style:name="gr6" style:family="graphic" style:parent-style-name="standard">
      <style:graphic-properties draw:stroke="none" svg:stroke-width="0.026cm" draw:fill="solid" draw:fill-color="#5ea03e" draw:opacity="59%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1.302cm"/>
    </style:style>
    <style:style style:name="gr10" style:family="graphic" style:parent-style-name="standard">
      <style:graphic-properties draw:fill-color="#7da647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-color="#3deb3d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withoutfill">
      <style:graphic-properties svg:stroke-color="#ff0000" draw:marker-end="Arrow" draw:marker-end-width="0.3cm" draw:fill="none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standard">
      <style:graphic-properties draw:fill-color="#e6e64c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fill="solid" draw:fill-color="#ffffff" draw:textarea-horizontal-align="justify" draw:textarea-vertical-align="top" draw:auto-grow-height="false" draw:shadow="hidden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draw:shadow="visible"/>
    </style:style>
    <style:style style:name="gr18" style:family="graphic" style:parent-style-name="standard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  <style:text-properties fo:color="#ff0000"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8pt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cm" svg:height="2.6cm" svg:x="4.199cm" svg:y="3.799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2cm" svg:height="2.6cm" svg:x="12.199cm" svg:y="2.199cm">
          <text:p text:style-name="P1"><text:span text:style-name="T1">Sco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399cm" svg:y1="5.099cm" svg:x2="12.199cm" svg:y2="3.499cm" draw:start-shape="id1" draw:start-glue-point="1" draw:end-shape="id2" svg:d="m9399 5099 2800-1600">
          <text:p/>
        </draw:connector>
        <draw:custom-shape draw:style-name="gr1" draw:text-style-name="P2" xml:id="id3" draw:id="id3" draw:layer="layout" svg:width="5.2cm" svg:height="2.6cm" svg:x="12.3cm" svg:y="7.3cm">
          <text:p text:style-name="P1"><text:span text:style-name="T1">Author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399cm" svg:y1="5.099cm" svg:x2="12.3cm" svg:y2="8.6cm" draw:start-shape="id1" draw:end-shape="id3" svg:d="m9399 5099 2901 3501">
          <text:p/>
        </draw:connector>
      </draw:page>
      <draw:page draw:name="page2" draw:style-name="dp1" draw:master-page-name="Default">
        <draw:frame draw:name="Picture 8" draw:style-name="gr3" draw:text-style-name="P3" draw:layer="layout" svg:width="14.195cm" svg:height="7.487cm" svg:x="9.515cm" svg:y="3.263cm">
          <draw:image xlink:href="Pictures/10000201000004FA000002A0EC9561DF.png" xlink:type="simple" xlink:show="embed" xlink:actuate="onLoad">
            <text:p/>
          </draw:image>
        </draw:frame>
        <draw:custom-shape draw:name="Isosceles Triangle 10" draw:style-name="gr4" draw:text-style-name="P4" draw:layer="layout" svg:width="2.131cm" svg:height="4.133cm" draw:transform="skewX (0.000523598775598306) rotate (-1.73311194723037) translate (11.565cm 8.92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icture 13" draw:style-name="gr5" draw:text-style-name="P3" draw:layer="layout" svg:width="6.569cm" svg:height="6.635cm" svg:x="1.775cm" svg:y="5.924cm">
          <draw:image xlink:href="Pictures/100000000000016E00000120C6E23E38.png" xlink:type="simple" xlink:show="embed" xlink:actuate="onLoad">
            <text:p/>
          </draw:image>
        </draw:frame>
        <draw:custom-shape draw:name="Rectangle 11" draw:style-name="gr6" draw:text-style-name="P4" draw:layer="layout" svg:width="14.211cm" svg:height="5.859cm" svg:x="9.527cm" svg:y="3.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Default">
        <draw:g xml:id="id9" draw:id="id9">
          <draw:g>
            <draw:custom-shape draw:style-name="gr7" draw:text-style-name="P1" draw:layer="layout" svg:width="0.584cm" svg:height="0.554cm" svg:x="8.538cm" svg:y="1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831cm" svg:y1="1.854cm" svg:x2="8.831cm" svg:y2="2.5cm">
              <text:p/>
            </draw:line>
            <draw:line draw:style-name="gr8" draw:text-style-name="P1" draw:layer="layout" svg:x1="8.831cm" svg:y1="2.5cm" svg:x2="8.441cm" svg:y2="2.96cm">
              <text:p/>
            </draw:line>
            <draw:line draw:style-name="gr8" draw:text-style-name="P1" draw:layer="layout" svg:x1="8.828cm" svg:y1="2.5cm" svg:x2="9.218cm" svg:y2="2.96cm">
              <text:p/>
            </draw:line>
            <draw:line draw:style-name="gr8" draw:text-style-name="P1" draw:layer="layout" svg:x1="8.345cm" svg:y1="2.038cm" svg:x2="9.318cm" svg:y2="2.038cm">
              <text:p/>
            </draw:line>
          </draw:g>
          <draw:frame draw:style-name="gr9" draw:text-style-name="P1" draw:layer="layout" svg:width="2.06cm" svg:height="1.552cm" svg:x="7.84cm" svg:y="2.748cm">
            <draw:text-box>
              <text:p text:style-name="P1"><text:span text:style-name="T2">User</text:span></text:p>
            </draw:text-box>
          </draw:frame>
        </draw:g>
        <draw:custom-shape draw:style-name="gr10" draw:text-style-name="P1" xml:id="id7" draw:id="id7" draw:layer="layout" svg:width="8.5cm" svg:height="1.8cm" svg:x="2.5cm" svg:y="5.5cm">
          <text:p text:style-name="P1">Spring 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5" draw:id="id5" draw:layer="layout" svg:width="8.5cm" svg:height="1.8cm" svg:x="12.499cm" svg:y="5.499cm">
          <text:p text:style-name="P1">Spring 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1" draw:id="id11" draw:layer="layout" svg:width="8.5cm" svg:height="1.8cm" svg:x="2.499cm" svg:y="8.499cm">
          <text:p text:style-name="P1">Authorization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8.5cm" svg:height="1.8cm" svg:x="12.498cm" svg:y="8.498cm">
          <text:p text:style-name="P1">TokenEnd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xml:id="id4" draw:id="id4" draw:layer="layout" svg:width="3.876cm" svg:height="1.673cm" svg:x="19.1cm" svg:y="3.345cm">
          <draw:text-box>
            <text:p text:style-name="P1"><text:span text:style-name="T3">e.g. HTTP Basic</text:span></text:p>
          </draw:text-box>
        </draw:frame>
        <draw:connector draw:style-name="gr13" draw:text-style-name="P1" draw:layer="layout" draw:type="line" svg:x1="19.1cm" svg:y1="4.181cm" svg:x2="16.749cm" svg:y2="5.499cm" draw:start-shape="id4" draw:start-glue-point="3" draw:end-shape="id5" svg:d="m19100 4181-2351 1318">
          <text:p/>
        </draw:connector>
        <draw:frame draw:style-name="gr14" draw:text-style-name="P5" xml:id="id6" draw:id="id6" draw:layer="layout" svg:width="3.876cm" svg:height="1.673cm" svg:x="1.724cm" svg:y="2.2cm">
          <draw:text-box>
            <text:p text:style-name="P1"><text:span text:style-name="T3">e.g. Form</text:span></text:p>
          </draw:text-box>
        </draw:frame>
        <draw:connector draw:style-name="gr13" draw:text-style-name="P1" draw:layer="layout" draw:type="line" svg:x1="5.6cm" svg:y1="3.036cm" svg:x2="6.75cm" svg:y2="5.5cm" draw:start-shape="id6" draw:end-shape="id7" svg:d="m5600 3036 1150 2464">
          <text:p/>
        </draw:connector>
        <draw:custom-shape draw:style-name="gr1" draw:text-style-name="P1" xml:id="id8" draw:id="id8" draw:layer="layout" svg:width="3.6cm" svg:height="1.6cm" svg:x="14.2cm" svg:y="1.5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6cm" svg:y1="3.1cm" svg:x2="16.749cm" svg:y2="5.499cm" draw:start-shape="id8" draw:start-glue-point="2" draw:end-shape="id5" svg:d="m16000 3100 749 2399">
          <text:p/>
        </draw:connector>
        <draw:connector draw:style-name="gr2" draw:text-style-name="P1" draw:layer="layout" draw:type="line" svg:x1="8.87cm" svg:y1="4.3cm" svg:x2="6.75cm" svg:y2="5.5cm" draw:start-shape="id9" draw:end-shape="id7" svg:d="m8870 4300-2120 1200">
          <text:p/>
        </draw:connector>
        <draw:connector draw:style-name="gr2" draw:text-style-name="P1" draw:layer="layout" draw:type="line" svg:x1="16.749cm" svg:y1="7.299cm" svg:x2="16.748cm" svg:y2="8.498cm" draw:start-shape="id5" draw:start-glue-point="2" draw:end-shape="id10" draw:end-glue-point="0" svg:d="m16749 7299-1 1199">
          <text:p/>
        </draw:connector>
        <draw:connector draw:style-name="gr2" draw:text-style-name="P1" draw:layer="layout" draw:type="line" svg:x1="6.75cm" svg:y1="7.3cm" svg:x2="6.749cm" svg:y2="8.499cm" draw:start-shape="id7" draw:start-glue-point="2" draw:end-shape="id11" svg:d="m6750 7300-1 1199">
          <text:p/>
        </draw:connector>
        <draw:custom-shape draw:style-name="gr15" draw:text-style-name="P1" xml:id="id12" draw:id="id12" draw:layer="layout" svg:width="13.1cm" svg:height="1.8cm" svg:x="5.6cm" svg:y="11.3cm">
          <text:p text:style-name="P1">AuthorizationServerToken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749cm" svg:y1="10.299cm" svg:x2="12.15cm" svg:y2="11.3cm" draw:start-shape="id11" draw:start-glue-point="2" draw:end-shape="id12" draw:end-glue-point="0" svg:d="m6749 10299 5401 1001">
          <text:p/>
        </draw:connector>
        <draw:connector draw:style-name="gr2" draw:text-style-name="P1" draw:layer="layout" draw:type="line" svg:x1="16.748cm" svg:y1="10.298cm" svg:x2="12.15cm" svg:y2="11.3cm" draw:start-shape="id10" draw:start-glue-point="2" draw:end-shape="id12" draw:end-glue-point="0" svg:d="m16748 10298-4598 1002">
          <text:p/>
        </draw:connector>
      </draw:page>
      <draw:page draw:name="page4" draw:style-name="dp1" draw:master-page-name="Default">
        <draw:custom-shape draw:style-name="gr16" draw:text-style-name="P6" xml:id="id14" draw:id="id14" draw:layer="layout" svg:width="15.2cm" svg:height="4cm" svg:x="4.9cm" svg:y="4.3cm">
          <text:p text:style-name="P1"><text:span text:style-name="T4">Spring 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5" draw:id="id15" draw:layer="layout" svg:width="13.398cm" svg:height="1.8cm" svg:x="5.5cm" svg:y="5.598cm">
          <text:p text:style-name="P1"><text:span text:style-name="T4">OAuth2ClientContext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9cm" svg:y1="2.799cm" svg:x2="12.5cm" svg:y2="4.3cm" draw:start-shape="id13" draw:start-glue-point="1" draw:end-shape="id14" svg:d="m9900 2799 2600 1501">
          <text:p/>
        </draw:connector>
        <draw:custom-shape draw:style-name="gr17" draw:text-style-name="P6" xml:id="id16" draw:id="id16" draw:layer="layout" svg:width="13.1cm" svg:height="1.8cm" svg:x="5.6cm" svg:y="9.1cm">
          <text:p text:style-name="P1"><text:span text:style-name="T4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199cm" svg:y1="7.398cm" svg:x2="12.15cm" svg:y2="9.1cm" draw:start-shape="id15" draw:start-glue-point="2" draw:end-shape="id16" draw:end-glue-point="0" svg:d="m12199 7398-49 1702">
          <text:p/>
        </draw:connector>
        <draw:g xml:id="id13" draw:id="id13">
          <draw:g>
            <draw:custom-shape draw:style-name="gr7" draw:text-style-name="P1" draw:layer="layout" svg:width="0.584cm" svg:height="0.554cm" svg:x="8.538cm" svg:y="1.2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831cm" svg:y1="1.853cm" svg:x2="8.831cm" svg:y2="2.499cm">
              <text:p/>
            </draw:line>
            <draw:line draw:style-name="gr8" draw:text-style-name="P1" draw:layer="layout" svg:x1="8.831cm" svg:y1="2.499cm" svg:x2="8.441cm" svg:y2="2.959cm">
              <text:p/>
            </draw:line>
            <draw:line draw:style-name="gr8" draw:text-style-name="P1" draw:layer="layout" svg:x1="8.828cm" svg:y1="2.499cm" svg:x2="9.218cm" svg:y2="2.959cm">
              <text:p/>
            </draw:line>
            <draw:line draw:style-name="gr8" draw:text-style-name="P1" draw:layer="layout" svg:x1="8.345cm" svg:y1="2.037cm" svg:x2="9.318cm" svg:y2="2.037cm">
              <text:p/>
            </draw:line>
          </draw:g>
          <draw:frame draw:style-name="gr9" draw:text-style-name="P1" draw:layer="layout" svg:width="2.06cm" svg:height="1.552cm" svg:x="7.84cm" svg:y="2.747cm">
            <draw:text-box>
              <text:p text:style-name="P1"><text:span text:style-name="T2">User</text:span></text:p>
            </draw:text-box>
          </draw:frame>
        </draw:g>
        <draw:custom-shape draw:style-name="gr11" draw:text-style-name="P6" xml:id="id17" draw:id="id17" draw:layer="layout" svg:width="8.3cm" svg:height="1.8cm" svg:x="3.1cm" svg:y="11.9cm">
          <text:p text:style-name="P1"><text:span text:style-name="T4">OAuth2Rest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8" draw:id="id18" draw:layer="layout" svg:width="8.3cm" svg:height="1.8cm" svg:x="13.2cm" svg:y="11.9cm">
          <text:p text:style-name="P1"><text:span text:style-name="T4">OAuth2Protected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15cm" svg:y1="10.9cm" svg:x2="7.25cm" svg:y2="11.9cm" draw:start-shape="id16" draw:start-glue-point="2" draw:end-shape="id17" draw:end-glue-point="0" svg:d="m12150 10900-4900 1000">
          <text:p/>
        </draw:connector>
        <draw:connector draw:style-name="gr2" draw:text-style-name="P1" draw:layer="layout" draw:type="line" svg:x1="11.4cm" svg:y1="12.8cm" svg:x2="13.2cm" svg:y2="12.8cm" draw:start-shape="id17" draw:end-shape="id18" svg:d="m11400 12800h1800">
          <text:p/>
        </draw:connector>
      </draw:page>
      <draw:page draw:name="page5" draw:style-name="dp1" draw:master-page-name="Default">
        <draw:custom-shape draw:style-name="gr16" draw:text-style-name="P6" xml:id="id20" draw:id="id20" draw:layer="layout" svg:width="13.1cm" svg:height="5.7cm" svg:x="1cm" svg:y="4.8cm">
          <text:p text:style-name="P1"><text:span text:style-name="T4">Spring Secu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21" draw:id="id21" draw:layer="layout" svg:width="11.6cm" svg:height="1.8cm" svg:x="1.6cm" svg:y="7.898cm">
          <text:p text:style-name="P1"><text:span text:style-name="T4">OAuth2AuthenticationProcessing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19" draw:id="id19" draw:layer="layout" svg:width="3.6cm" svg:height="1.6cm" svg:x="5.8cm" svg:y="1.5cm">
          <text:p text:style-name="P1"><text:span text:style-name="T4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6cm" svg:y1="3.1cm" svg:x2="7.55cm" svg:y2="4.8cm" draw:start-shape="id19" draw:start-glue-point="2" draw:end-shape="id20" svg:d="m7600 3100-50 1700">
          <text:p/>
        </draw:connector>
        <draw:custom-shape draw:style-name="gr17" draw:text-style-name="P6" xml:id="id22" draw:id="id22" draw:layer="layout" svg:width="10.5cm" svg:height="1.8cm" svg:x="2.15cm" svg:y="11.3cm">
          <text:p text:style-name="P1"><text:span text:style-name="T4">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4cm" svg:y1="9.698cm" svg:x2="7.4cm" svg:y2="11.3cm" draw:start-shape="id21" draw:start-glue-point="2" draw:end-shape="id22" draw:end-glue-point="0" svg:d="m7400 9698v1602">
          <text:p/>
        </draw:connector>
        <draw:custom-shape draw:style-name="gr11" draw:text-style-name="P6" xml:id="id23" draw:id="id23" draw:layer="layout" svg:width="9.2cm" svg:height="1.8cm" svg:x="14.1cm" svg:y="11.3cm">
          <text:p text:style-name="P1"><text:span text:style-name="T4">ResourceServerToken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3.2cm" svg:y1="8.798cm" svg:x2="18.7cm" svg:y2="11.3cm" draw:start-shape="id21" draw:start-glue-point="1" draw:end-shape="id23" draw:end-glue-point="0" svg:d="m13200 8798 5500 2502">
          <text:p/>
        </draw:connector>
      </draw:page>
      <draw:page draw:name="cf-uaa" draw:style-name="dp1" draw:master-page-name="Default">
        <draw:custom-shape draw:style-name="gr1" draw:text-style-name="P2" xml:id="id25" draw:id="id25" draw:layer="layout" svg:width="5.2cm" svg:height="2.6cm" svg:x="4.2cm" svg:y="3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5.2cm" svg:height="2.6cm" svg:x="12.2cm" svg:y="3.8cm">
          <text:p text:style-name="P1"><text:span text:style-name="T1">Sco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5.2cm" svg:height="2.6cm" svg:x="4.1cm" svg:y="8.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4cm" svg:y2="5.1cm" draw:start-shape="id24" draw:end-shape="id25" svg:d="m17100 10800-7700-5700">
          <text:p/>
        </draw:connector>
        <draw:connector draw:style-name="gr2" draw:text-style-name="P1" draw:layer="layout" draw:type="line" svg:x1="17.1cm" svg:y1="10.8cm" svg:x2="14.8cm" svg:y2="6.4cm" draw:start-shape="id24" draw:end-shape="id26" draw:end-glue-point="2" svg:d="m17100 10800-2300-4400">
          <text:p/>
        </draw:connector>
        <draw:custom-shape draw:style-name="gr1" draw:text-style-name="P2" xml:id="id24" draw:id="id24" draw:layer="layout" svg:width="5.2cm" svg:height="2.6cm" svg:x="17.1cm" svg:y="9.5cm">
          <text:p text:style-name="P1"><text:span text:style-name="T1">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3cm" svg:y2="9.9cm" draw:end-shape="id27" svg:d="m17100 10800-7800-900">
          <text:p/>
        </draw:connector>
      </draw:page>
      <draw:page draw:name="page7" draw:style-name="dp1" draw:master-page-name="Default">
        <draw:custom-shape draw:style-name="gr1" draw:text-style-name="P7" xml:id="id29" draw:id="id29" draw:layer="layout" svg:width="5.2cm" svg:height="2.6cm" svg:x="4.2cm" svg:y="3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0" draw:id="id30" draw:layer="layout" svg:width="5.2cm" svg:height="2.6cm" svg:x="12.2cm" svg:y="3.8cm">
          <text:p text:style-name="P1"><text:span text:style-name="T1">Sco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1" draw:id="id31" draw:layer="layout" svg:width="5.2cm" svg:height="2.6cm" svg:x="4.1cm" svg:y="8.6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4cm" svg:y2="5.1cm" draw:start-shape="id28" draw:end-shape="id29" svg:d="m17100 10800-7700-5700">
          <text:p/>
        </draw:connector>
        <draw:connector draw:style-name="gr2" draw:text-style-name="P1" draw:layer="layout" draw:type="line" svg:x1="17.1cm" svg:y1="10.8cm" svg:x2="14.8cm" svg:y2="6.4cm" draw:start-shape="id28" draw:end-shape="id30" draw:end-glue-point="2" svg:d="m17100 10800-2300-4400">
          <text:p/>
        </draw:connector>
        <draw:custom-shape draw:style-name="gr1" draw:text-style-name="P7" xml:id="id28" draw:id="id28" draw:layer="layout" svg:width="5.2cm" svg:height="2.6cm" svg:x="17.1cm" svg:y="9.5cm">
          <text:p text:style-name="P1"><text:span text:style-name="T1">Approv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cm" svg:y1="10.8cm" svg:x2="9.3cm" svg:y2="9.9cm" draw:end-shape="id31" svg:d="m17100 10800-7800-900">
          <text:p/>
        </draw:connector>
      </draw:page>
      <draw:page draw:name="page8" draw:style-name="dp1" draw:master-page-name="Default">
        <draw:custom-shape draw:style-name="gr1" draw:text-style-name="P7" xml:id="id33" draw:id="id33" draw:layer="layout" svg:width="5.2cm" svg:height="2.6cm" svg:x="1.4cm" svg:y="1.7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4" draw:id="id34" draw:layer="layout" svg:width="5.2cm" svg:height="2.6cm" svg:x="8.6cm" svg:y="1.5cm">
          <text:p text:style-name="P1"><text:span text:style-name="T1">Sco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35" draw:id="id35" draw:layer="layout" svg:width="5.2cm" svg:height="2.6cm" svg:x="1.5cm" svg:y="5.8cm"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9cm" svg:y1="7.7cm" svg:x2="6.6cm" svg:y2="3cm" draw:start-shape="id32" draw:end-shape="id33" svg:d="m11900 7700-5300-4700">
          <text:p/>
        </draw:connector>
        <draw:connector draw:style-name="gr2" draw:text-style-name="P1" draw:layer="layout" draw:type="line" svg:x1="11.9cm" svg:y1="7.7cm" svg:x2="11.2cm" svg:y2="4.1cm" draw:start-shape="id32" draw:end-shape="id34" draw:end-glue-point="2" svg:d="m11900 7700-700-3600">
          <text:p/>
        </draw:connector>
        <draw:custom-shape draw:style-name="gr1" draw:text-style-name="P7" xml:id="id32" draw:id="id32" draw:layer="layout" svg:width="5.2cm" svg:height="2.6cm" svg:x="11.9cm" svg:y="6.4cm">
          <text:p text:style-name="P1"><text:span text:style-name="T1">Approv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9cm" svg:y1="7.7cm" svg:x2="6.7cm" svg:y2="7.1cm" draw:start-shape="id32" draw:start-glue-point="3" draw:end-shape="id35" svg:d="m11900 7700-5200-600">
          <text:p/>
        </draw:connector>
        <draw:custom-shape draw:style-name="gr1" draw:text-style-name="P7" xml:id="id36" draw:id="id36" draw:layer="layout" svg:width="5.2cm" svg:height="2.6cm" svg:x="17.6cm" svg:y="10.6cm">
          <text:p text:style-name="P1"><text:span text:style-name="T1">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6cm" svg:y1="11.9cm" svg:x2="14.5cm" svg:y2="9cm" draw:start-shape="id36" draw:end-shape="id32" draw:end-glue-point="2" svg:d="m17600 11900-3100-2900">
          <text:p/>
        </draw:connector>
        <draw:frame draw:style-name="gr18" draw:text-style-name="P6" draw:layer="layout" svg:width="1cm" svg:height="1.12cm" svg:x="14.2cm" svg:y="9.4cm">
          <draw:text-box>
            <text:p text:style-name="P1"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Syer</meta:initial-creator>
    <meta:creation-date>2012-09-25T14:07:47</meta:creation-date>
    <dc:date>2013-09-09T05:04:19</dc:date>
    <dc:creator>Dave Syer</dc:creator>
    <meta:editing-duration>PT20H46M10S</meta:editing-duration>
    <meta:editing-cycles>26</meta:editing-cycles>
    <meta:generator>LibreOffice/3.5$Linux_X86_64 LibreOffice_project/350m1$Build-2</meta:generator>
    <meta:document-statistic meta:object-count="82"/>
  </office:meta>
</office:document-meta>
</file>